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851cm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width="0.028cm" svg:stroke-color="#333333" draw:marker-start-width="0.242cm" draw:marker-end-width="0.242cm" draw:fill="solid" draw:fill-color="#e0e0e0" draw:textarea-vertical-align="middle" draw:auto-grow-height="false" draw:fit-to-size="false" style:shrink-to-fit="true" fo:min-height="4.303cm" fo:padding-top="0.139cm" fo:padding-bottom="0.139cm" fo:padding-left="0.264cm" fo:padding-right="0.264cm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6f859c" draw:marker-start-width="0.252cm" draw:marker-end-width="0.252cm" draw:fill="solid" draw:fill-color="#e0e0e0" draw:textarea-vertical-align="middle" draw:auto-grow-height="false" draw:fit-to-size="false" style:shrink-to-fit="true" fo:min-height="4.303cm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6f859c" draw:marker-start-width="0.252cm" draw:marker-end-width="0.252cm" draw:fill="solid" draw:fill-color="#b8b3c9" draw:textarea-vertical-align="middle" draw:auto-grow-height="false" draw:fit-to-size="false" style:shrink-to-fit="true" fo:min-height="4.303cm" fo:padding-top="0.142cm" fo:padding-bottom="0.142cm" fo:padding-left="0.267cm" fo:padding-right="0.267cm" loext:decorative="false"/>
      <style:paragraph-properties style:writing-mode="lr-tb"/>
    </style:style>
    <style:style style:name="gr6" style:family="graphic" style:parent-style-name="objectwithoutfill">
      <style:graphic-properties svg:stroke-color="#a8b3c2" draw:marker-end="線の終点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width="0.028cm" svg:stroke-color="#333333" draw:marker-start-width="0.242cm" draw:marker-end-width="0.242cm" draw:fill="none" draw:fill-color="#e0e0e0" loext:fill-use-slide-background="false" draw:opacity="100%" draw:textarea-vertical-align="middle" draw:auto-grow-height="false" draw:fit-to-size="false" style:shrink-to-fit="true" fo:min-height="4.303cm" fo:padding-top="0.139cm" fo:padding-bottom="0.139cm" fo:padding-left="0.264cm" fo:padding-right="0.264cm" loext:decorative="false"/>
      <style:paragraph-properties style:writing-mode="lr-tb"/>
    </style:style>
    <style:style style:name="gr8" style:family="graphic" style:parent-style-name="standard">
      <style:graphic-properties draw:stroke="solid" svg:stroke-width="0.028cm" svg:stroke-color="#6f859c" draw:marker-start-width="0.242cm" draw:marker-end-width="0.242cm" draw:fill="solid" draw:fill-color="#e0e0e0" draw:textarea-vertical-align="middle" draw:auto-grow-height="false" draw:fit-to-size="false" style:shrink-to-fit="true" fo:min-height="4.303cm" fo:padding-top="0.139cm" fo:padding-bottom="0.139cm" fo:padding-left="0.264cm" fo:padding-right="0.264cm" loext:decorative="false"/>
      <style:paragraph-properties style:writing-mode="lr-tb"/>
    </style:style>
    <style:style style:name="gr9" style:family="graphic" style:parent-style-name="standard">
      <style:graphic-properties draw:stroke="none" svg:stroke-width="0.028cm" svg:stroke-color="#a8b3c2" draw:marker-start-width="0.242cm" draw:marker-end-width="0.242cm" draw:fill="none" draw:fill-color="#e0e0e0" loext:fill-use-slide-background="false" draw:opacity="100%" draw:textarea-vertical-align="middle" draw:auto-grow-height="false" draw:fit-to-size="false" style:shrink-to-fit="true" fo:min-height="4.303cm" fo:padding-top="0.139cm" fo:padding-bottom="0.139cm" fo:padding-left="0.264cm" fo:padding-right="0.264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solid" draw:fill-color="#e0e0e0"/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b8b3c9"/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e0e0e0"/>
      <style:paragraph-properties fo:margin-top="0.42cm" fo:margin-bottom="0.35cm" fo:text-align="center"/>
      <style:text-properties fo:font-size="14pt" style:font-size-asian="14pt" style:font-size-complex="14pt"/>
    </style:style>
    <style:style style:name="P7" style:family="paragraph">
      <style:paragraph-properties fo:margin-top="0.42cm" fo:margin-bottom="0.35cm" fo:text-align="center"/>
      <style:text-properties fo:color="#6b7c8f" loext:opacity="100%"/>
    </style:style>
    <style:style style:name="P8" style:family="paragraph">
      <loext:graphic-properties draw:fill="none" draw:fill-color="#e0e0e0" draw:opacity="100%"/>
      <style:paragraph-properties fo:margin-top="0.42cm" fo:margin-bottom="0.35cm" fo:text-align="center"/>
      <style:text-properties fo:color="#6b7c8f" loext:opacity="100%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margin-left="0cm" fo:margin-right="0cm" fo:margin-top="0.42cm" fo:margin-bottom="0.35cm" fo:line-height="100%" fo:text-align="center" fo:text-indent="0cm"/>
    </style:style>
    <style:style style:name="P10" style:family="paragraph">
      <loext:graphic-properties draw:fill="none" draw:fill-color="#e0e0e0" draw:opacity="100%"/>
      <style:paragraph-properties fo:margin-top="0.42cm" fo:margin-bottom="0.35cm"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6b7c8f" loext:opacity="100%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7.391cm" svg:height="1.101cm" svg:x="1.564cm" svg:y="-1.707cm">
          <draw:text-box>
            <text:p>PSC Transfer Flow Receiver-Driven Data Transfer Model</text:p>
          </draw:text-box>
        </draw:frame>
        <draw:g draw:style-name="gr2">
          <draw:frame draw:style-name="gr3" draw:text-style-name="P3" xml:id="id3" draw:id="id3" draw:layer="layout" svg:width="5.745cm" svg:height="2.872cm" svg:x="3.164cm" svg:y="5.003cm">
            <draw:text-box>
              <text:p text:style-name="P2"><text:span text:style-name="T1">Sender Node</text:span></text:p>
            </draw:text-box>
          </draw:frame>
          <draw:frame draw:style-name="gr4" draw:text-style-name="P3" xml:id="id2" draw:id="id2" draw:layer="layout" svg:width="5.745cm" svg:height="2.873cm" svg:x="3.164cm" svg:y="22.109cm">
            <draw:text-box>
              <text:p text:style-name="P2"><text:span text:style-name="T1">Sender </text:span><text:span text:style-name="T1">Node</text:span><text:span text:style-name="T2"><text:line-break/></text:span><text:span text:style-name="T3">(Data Source)</text:span><text:span text:style-name="T3"><text:line-break/></text:span><text:span text:style-name="T3">GPU</text:span></text:p>
            </draw:text-box>
          </draw:frame>
          <draw:frame draw:style-name="gr5" draw:text-style-name="P4" xml:id="id1" draw:id="id1" draw:layer="layout" svg:width="8.042cm" svg:height="5.745cm" svg:x="2.016cm" svg:y="11.922cm">
            <draw:text-box>
              <text:p text:style-name="P2"><text:span text:style-name="T1">PSC Fabric</text:span></text:p>
              <text:p text:style-name="P2"><text:span text:style-name="T3">Routing Control </text:span><text:span text:style-name="T3"><text:line-break/></text:span><text:span text:style-name="T3">Transfer </text:span><text:span text:style-name="T3">Manager </text:span><text:span text:style-name="T3">Congestion </text:span><text:span text:style-name="T3">Control</text:span></text:p>
            </draw:text-box>
            <draw:glue-point draw:id="4" svg:x="1.834cm" svg:y="5.036cm"/>
            <draw:glue-point draw:id="5" svg:x="3.385cm" svg:y="5.018cm"/>
            <draw:glue-point draw:id="6" svg:x="-1.868cm" svg:y="4.986cm"/>
            <draw:glue-point draw:id="7" svg:x="-3.395cm" svg:y="4.986cm"/>
          </draw:frame>
          <draw:connector draw:style-name="gr6" draw:text-style-name="P5" draw:layer="layout" draw:type="line" svg:x1="6.037cm" svg:y1="17.667cm" svg:x2="6.036cm" svg:y2="22.109cm" draw:start-shape="id1" draw:start-glue-point="2" draw:end-shape="id2" draw:end-glue-point="0" svg:d="M6037 17667l-1 4442" svg:viewBox="0 0 2 4443">
            <text:p/>
          </draw:connector>
          <draw:connector draw:style-name="gr6" draw:text-style-name="P5" draw:layer="layout" draw:type="line" svg:x1="6.036cm" svg:y1="7.875cm" svg:x2="6.037cm" svg:y2="11.922cm" draw:start-shape="id3" draw:start-glue-point="2" draw:end-shape="id1" draw:end-glue-point="0" svg:d="M6036 7875l1 4047" svg:viewBox="0 0 2 4048">
            <text:p/>
          </draw:connector>
          <draw:connector draw:style-name="gr6" draw:text-style-name="P5" draw:layer="layout" draw:type="line" svg:x1="8.909cm" svg:y1="23.545cm" svg:x2="13.28cm" svg:y2="23.545cm" draw:start-shape="id2" draw:start-glue-point="1" draw:end-shape="id4" draw:end-glue-point="3" svg:d="M8909 23545h4371" svg:viewBox="0 0 4372 1">
            <text:p/>
          </draw:connector>
          <draw:frame draw:style-name="gr4" draw:text-style-name="P6" xml:id="id4" draw:id="id4" draw:layer="layout" svg:width="5.744cm" svg:height="2.873cm" svg:x="13.28cm" svg:y="22.109cm">
            <draw:text-box>
              <text:p text:style-name="P2"><text:span text:style-name="T1">Receiver Node</text:span><text:span text:style-name="T1"><text:line-break/></text:span><text:span text:style-name="T3">(Data Consumer)</text:span></text:p>
            </draw:text-box>
          </draw:frame>
          <draw:frame draw:style-name="gr7" draw:text-style-name="P8" draw:layer="layout" svg:width="3.856cm" svg:height="1.15cm" svg:x="6.037cm" svg:y="9.253cm">
            <draw:text-box>
              <text:p text:style-name="P7"><text:span text:style-name="T4">Transfer Request</text:span></text:p>
            </draw:text-box>
          </draw:frame>
          <draw:frame draw:style-name="gr3" draw:text-style-name="P3" draw:layer="layout" svg:width="5.745cm" svg:height="2.872cm" svg:x="3.164cm" svg:y="5.003cm">
            <draw:text-box>
              <text:p text:style-name="P2"><text:span text:style-name="T1">Sender Node</text:span></text:p>
            </draw:text-box>
          </draw:frame>
          <draw:frame draw:style-name="gr8" draw:text-style-name="P3" draw:layer="layout" svg:width="5.745cm" svg:height="2.872cm" svg:x="3.164cm" svg:y="5.003cm">
            <draw:text-box>
              <text:p text:style-name="P9"><text:span text:style-name="T1">Receiver</text:span><text:span text:style-name="T1"><text:line-break/></text:span><text:span text:style-name="T1">Node</text:span></text:p>
            </draw:text-box>
          </draw:frame>
          <draw:frame draw:style-name="gr7" draw:text-style-name="P10" draw:layer="layout" svg:width="3.856cm" svg:height="1.15cm" svg:x="6.037cm" svg:y="19.478cm">
            <draw:text-box>
              <text:p text:style-name="P2"><text:span text:style-name="T3">Data Path Setup</text:span></text:p>
            </draw:text-box>
          </draw:frame>
          <draw:frame draw:style-name="gr9" draw:text-style-name="P8" draw:layer="layout" svg:width="3.856cm" svg:height="1.15cm" svg:x="9.139cm" svg:y="22.465cm">
            <draw:text-box>
              <text:p text:style-name="P7"><text:span text:style-name="T4">Chunk Transfer</text:span></text:p>
            </draw:text-box>
          </draw:frame>
          <draw:frame draw:style-name="gr7" draw:text-style-name="P8" draw:layer="layout" svg:width="3.856cm" svg:height="1.15cm" svg:x="6.037cm" svg:y="19.478cm">
            <draw:text-box>
              <text:p text:style-name="P7"><text:span text:style-name="T4">Data Path Setup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8:31:09.968350598</meta:creation-date>
    <dc:date>2026-04-01T22:50:10.688440857</dc:date>
    <meta:editing-duration>PT22M26S</meta:editing-duration>
    <meta:editing-cycles>9</meta:editing-cycles>
    <meta:generator>LibreOffice/24.2.7.2$Linux_X86_64 LibreOffice_project/420$Build-2</meta:generator>
    <meta:document-statistic meta:object-count="15"/>
  </office:meta>
</office:document-meta>
</file>